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Text_20_body">
      <style:text-properties officeooo:paragraph-rsid="001d2c51"/>
    </style:style>
    <style:style style:name="P4" style:family="paragraph" style:parent-style-name="Text_20_body">
      <style:text-properties officeooo:paragraph-rsid="00209c8f"/>
    </style:style>
    <style:style style:name="P5" style:family="paragraph" style:parent-style-name="Text_20_body">
      <style:text-properties officeooo:rsid="0023899b" officeooo:paragraph-rsid="0023899b"/>
    </style:style>
    <style:style style:name="P6" style:family="paragraph" style:parent-style-name="Text_20_body">
      <style:text-properties officeooo:rsid="0024881b" officeooo:paragraph-rsid="0024881b"/>
    </style:style>
    <style:style style:name="P7" style:family="paragraph" style:parent-style-name="Text_20_body">
      <style:text-properties officeooo:rsid="00256c0c" officeooo:paragraph-rsid="00256c0c"/>
    </style:style>
    <style:style style:name="P8" style:family="paragraph" style:parent-style-name="Text_20_body">
      <style:text-properties officeooo:paragraph-rsid="0025c4ef"/>
    </style:style>
    <style:style style:name="P9" style:family="paragraph" style:parent-style-name="Text_20_body">
      <style:text-properties officeooo:paragraph-rsid="00261981"/>
    </style:style>
    <style:style style:name="P10" style:family="paragraph" style:parent-style-name="Heading_20_3">
      <style:text-properties officeooo:paragraph-rsid="0019a71c"/>
    </style:style>
    <style:style style:name="P11" style:family="paragraph" style:parent-style-name="Heading_20_3">
      <style:text-properties officeooo:paragraph-rsid="001d2c51"/>
    </style:style>
    <style:style style:name="P12" style:family="paragraph" style:parent-style-name="Heading_20_3">
      <style:text-properties officeooo:paragraph-rsid="00209c8f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  <style:style style:name="T6" style:family="text">
      <style:text-properties officeooo:rsid="00209c8f"/>
    </style:style>
    <style:style style:name="T7" style:family="text">
      <style:text-properties officeooo:rsid="0021fa41"/>
    </style:style>
    <style:style style:name="T8" style:family="text">
      <style:text-properties officeooo:rsid="0026d1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t</text:p>
      <text:p text:style-name="Subtitle">bouge tes yeux</text:p>
      <text:h text:style-name="Heading_20_3" text:outline-level="3">Exercices :</text:h>
      <text:p text:style-name="P5">Chronomots</text:p>
      <text:p text:style-name="P5">Lancaster (outil)</text:p>
      <text:p text:style-name="P5">Duction (outil)</text:p>
      <text:p text:style-name="P7">Carte mémoire</text:p>
      <text:p text:style-name="P5">Mots-outils</text:p>
      <text:p text:style-name="P6">Tracer droit</text:p>
      <text:p text:style-name="P6">Poursuite</text:p>
      <text:p text:style-name="P6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10" text:outline-level="3"><text:soft-page-break/></text:h>
      <text:h text:style-name="P10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y mettre le site. Puis mettre la VM sur le serveur.</text:span></text:p>
      <text:p text:style-name="P2">- Thomas : <text:span text:style-name="T2">Développement de plusieurs exercices, finition des existants et enregistrement des données.</text:span></text:p>
      <text:p text:style-name="P2"/>
      <text:p text:style-name="P2"/>
      <text:h text:style-name="P11" text:outline-level="3"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3">Objectifs :</text:p>
      <text:p text:style-name="P3">- Nathan : <text:span text:style-name="T4">Faire des exercices.</text:span></text:p>
      <text:p text:style-name="P3">- Clément : <text:span text:style-name="T4">Finir adaptation du site pour les tablettes.</text:span></text:p>
      <text:p text:style-name="P3">- Karl : <text:span text:style-name="T5">Faire exercice carte mémoire.</text:span></text:p>
      <text:p text:style-name="P9">- Thomas : <text:span text:style-name="T4">Faire d’autres exercices « Mots-outils ».</text:span></text:p>
      <text:p text:style-name="P3"/>
      <text:h text:style-name="P12" text:outline-level="3">Sprint <text:span text:style-name="T7">5</text:span> : <text:span text:style-name="T6">06</text:span>/0<text:span text:style-name="T6">5</text:span>/19 – <text:span text:style-name="T6">17</text:span>/0<text:span text:style-name="T4">5</text:span>/19</text:h>
      <text:p text:style-name="P4">Objectifs :</text:p>
      <text:p text:style-name="P8">- Nathan : <text:span text:style-name="T4">Finir exercice « Poursuite ».</text:span></text:p>
      <text:p text:style-name="P4">- Clément :<text:span text:style-name="T6"> Renseignement des classes patient et bilan.</text:span></text:p>
      <text:p text:style-name="P4">- Karl : <text:span text:style-name="T8">Finir exercice carte mémoire.</text:span></text:p>
      <text:p text:style-name="P4">- Thomas : <text:span text:style-name="T4">Faire d’autres exerc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5-07T14:57:37.373000000</dc:date>
    <meta:editing-duration>PT2H20M37S</meta:editing-duration>
    <meta:editing-cycles>15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1" meta:word-count="274" meta:character-count="1647" meta:non-whitespace-character-count="1408"/>
  </office:meta>
</office:document-meta>
</file>